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var ds-font-family-code" svg:font-family="'var ds-font-family-code'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line-height="50%"/>
    </style:style>
    <style:style style:name="P6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</style:style>
    <style:style style:name="P7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6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7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8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paragraph-rsid="00181522" style:font-size-asian="12pt" style:font-weight-asian="bold" style:font-size-complex="12pt"/>
    </style:style>
    <style:style style:name="P21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officeooo:paragraph-rsid="00171cdd"/>
    </style:style>
    <style:style style:name="P22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3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4" style:family="paragraph" style:parent-style-name="Standard">
      <style:paragraph-properties fo:line-height="100%"/>
      <style:text-properties style:font-name="Consolas" fo:font-size="10pt" style:font-name-asian="Consolas1" style:font-size-asian="10pt" style:font-name-complex="Consolas1" style:font-size-complex="10pt"/>
    </style:style>
    <style:style style:name="P25" style:family="paragraph" style:parent-style-name="Standard">
      <style:paragraph-properties fo:line-height="5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26" style:family="paragraph" style:parent-style-name="Standard">
      <style:paragraph-properties fo:line-height="100%"/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P27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padding="0cm" fo:border="none" fo:keep-with-next="auto"/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padding="0cm" fo:border="none"/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50%"/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style:use-window-font-color="true" loext:opacity="0%" fo:font-weight="normal" style:font-weight-asian="normal" style:font-weight-complex="normal"/>
    </style:style>
    <style:style style:name="P35" style:family="paragraph" style:parent-style-name="Standard">
      <style:paragraph-properties fo:text-indent="0cm" style:auto-text-indent="false"/>
    </style:style>
    <style:style style:name="P36" style:family="paragraph" style:parent-style-name="Standard">
      <style:paragraph-properties fo:line-height="100%"/>
    </style:style>
    <style:style style:name="P37" style:family="paragraph" style:parent-style-name="Standard">
      <style:paragraph-properties fo:margin-left="1.27cm" fo:margin-right="0.3cm" fo:line-height="50%" fo:text-indent="0cm" style:auto-text-indent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55e12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ff00ff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6pt" fo:font-style="normal" style:text-underline-style="none" fo:font-weight="bold" officeooo:rsid="00155e12" style:font-name-asian="Times New Roman1" style:font-size-asian="16pt" style:font-style-asian="normal" style:font-weight-asian="bold" style:font-name-complex="Times New Roman1" style:font-size-complex="16pt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font-style="normal" style:text-underline-style="none" fo:font-weight="normal" officeooo:rsid="00155e12" style:font-name-asian="Times New Roman1" style:font-size-asian="14pt" style:font-style-asian="normal" style:font-weight-asian="normal" style:font-name-complex="Times New Roman1" style:font-size-complex="14pt"/>
    </style:style>
    <style:style style:name="T9" style:family="text">
      <style:text-properties fo:color="#ff0000" loext:opacity="100%" fo:font-size="12pt" fo:font-weight="bold" style:font-size-asian="12pt" style:font-weight-asian="bold" style:font-size-complex="12pt"/>
    </style:style>
    <style:style style:name="T10" style:family="text">
      <style:text-properties fo:color="#ff0000" loext:opacity="100%" fo:font-size="12pt" style:font-size-asian="12pt" style:font-size-complex="12pt"/>
    </style:style>
    <style:style style:name="T11" style:family="text">
      <style:text-properties fo:color="#ff0000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color="#ff0000" loext:opacity="100%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7" style:family="text">
      <style:text-properties officeooo:rsid="00155e12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ize="12pt" fo:font-weight="bold" officeooo:rsid="00155e12" style:font-size-asian="12pt" style:font-weight-asian="bold" style:font-size-complex="12pt"/>
    </style:style>
    <style:style style:name="T20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7990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Авиационный Институт</text:p>
      <text:p text:style-name="P14">(Национальный Исследовательский Университет)</text:p>
      <text:p text:style-name="P7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7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8"/>
      <text:p text:style-name="P8"/>
      <text:p text:style-name="P7"><text:span text:style-name="T3">Лабораторная работа №</text:span><text:span text:style-name="T6">1</text:span><text:span text:style-name="T5"> </text:span><text:span text:style-name="T3">по курсу</text:span></text:p>
      <text:p text:style-name="P15">«Операционные системы»</text:p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2"><text:span text:style-name="T1">Группа: М8</text:span>О<text:span text:style-name="T1">-2</text:span><text:span text:style-name="T8">14</text:span><text:span text:style-name="T1">Б-2</text:span>3</text:p>
      <text:p text:style-name="P2"><text:span text:style-name="T1">Студент: </text:span><text:span text:style-name="T2">Шведова Е. В.</text:span></text:p>
      <text:p text:style-name="P2"><text:span text:style-name="T1">Преподаватель:</text:span><text:span text:style-name="T4"> </text:span><text:span text:style-name="T18">Бахарев В.Д.</text:span></text:p>
      <text:p text:style-name="P2"><text:span text:style-name="T1">Оценка: ____________________ </text:span></text:p>
      <text:p text:style-name="P2"><text:span text:style-name="T1">Дата: </text:span><text:span text:style-name="T8">10</text:span><text:span text:style-name="T7">.</text:span><text:span text:style-name="T8">10</text:span><text:span text:style-name="T1">.</text:span>2<text:span text:style-name="T17">5</text:span></text:p>
      <text:p text:style-name="P9"/>
      <text:p text:style-name="P3"/>
      <text:p text:style-name="P4"/>
      <text:p text:style-name="P4"><text:span text:style-name="T1">Москва, 202</text:span><text:span text:style-name="T2">5</text:span></text:p>
      <text:p text:style-name="P16"><text:soft-page-break/>Постановка задачи</text:p>
      <text:p text:style-name="Standard"><text:span text:style-name="T13">Вариант </text:span><text:span text:style-name="T19">3</text:span><text:span text:style-name="T13">.</text:span></text:p>
      <text:p text:style-name="P29"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 Родительский процесс передает команды пользователя через pipe1, который связан с стандартным входным потоком дочернего процесса. Дочерний процесс при 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29">Пользователь вводит команды вида: «число число число&lt;endline&gt;». Далее эти числа передаются от родительского процесса в дочерний. Дочерний процесс производит деление первого числа на последующие, а результат выводит в файл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int. Количество чисел может быть произвольным.</text:p>
      <text:p text:style-name="P16"><text:s text:c="2"/>Общий метод и алгоритм решения</text:p>
      <text:p text:style-name="P30"><text:s/>Родительский процесс запрашивает имя файла и последовательности чисел для вычислений. В дочернем процессе перенаправляет STDIN на чтение из pipe, а STDOUT - в выходной pipe, затем запускает программу child. Родительский процесс передает данные через pipe и читает результаты из pipe, выводя их в консоль. Дочерний процесс читает данные из STDIN построчно, обрабатывает каждую строку: разбивает на числа, проверяет наличие деления на ноль, при обнаружении ошибки отправляет сигнал и завершает работу, при валидных данных - вычисляет результат последовательного деления и записывает в файл, а также возвращает результат родителю.</text:p>
      <text:p text:style-name="P17">Использованные системные вызовы:</text:p>
      <text:list text:style-name="WWNum1">
        <text:list-item>
          <text:p text:style-name="P21"><text:span text:style-name="T14">pid_t fork(void); – создает дочерний процесс. </text:span></text:p>
        </text:list-item>
        <text:list-item>
          <text:p text:style-name="P18">int pipe(int fd) – создание неименованного канала</text:p>
        </text:list-item>
        <text:list-item>
          <text:p text:style-name="P18">ssize_t write(int fd, const void buf, size_t count) – запись данных</text:p>
        </text:list-item>
        <text:list-item>
          <text:p text:style-name="P18">ssize_t read(int fd, void buf, size_t count) – чтение данных</text:p>
        </text:list-item>
        <text:list-item>
          <text:p text:style-name="P18">int open(const char pathname, int flags) – открытие файла</text:p>
        </text:list-item>
        <text:list-item>
          <text:p text:style-name="P18">int close(int fd) – закрытие файлового дескриптора</text:p>
        </text:list-item>
        <text:list-item>
          <text:p text:style-name="P18">int dup2(int oldfd, int newfd) – перенаправление потоков</text:p>
        </text:list-item>
        <text:list-item>
          <text:p text:style-name="P18">int execl(const char path, const char arg, ...) – запуск программы</text:p>
        </text:list-item>
        <text:list-item>
          <text:p text:style-name="P18">pid_t wait(int status) – ожидание завершения процесса</text:p>
        </text:list-item>
        <text:list-item>
          <text:p text:style-name="P18">void exit(int status) – завершение процесса</text:p>
        </text:list-item>
      </text:list>
      <text:p text:style-name="P16">Код программы</text:p>
      <text:p text:style-name="P19"><text:span text:style-name="T23">parent</text:span>.c</text:p>
      <text:p text:style-name="P37"><text:span text:style-name="T16">##include &lt;stdint.h&gt;</text:span></text:p>
      <text:p text:style-name="P37"><text:span text:style-name="T16">#include &lt;unistd.h&gt;</text:span></text:p>
      <text:p text:style-name="P37"><text:span text:style-name="T16">#include &lt;sys/wait.h&gt;</text:span></text:p>
      <text:p text:style-name="P37"><text:span text:style-name="T16">#include &lt;stdlib.h&gt;</text:span></text:p>
      <text:p text:style-name="P37"><text:span text:style-name="T16">#include &lt;stdio.h&gt;</text:span></text:p>
      <text:p text:style-name="P37"><text:soft-page-break/><text:span text:style-name="T16">#include &lt;string.h&gt;</text:span></text:p>
      <text:p text:style-name="P37"><text:span text:style-name="T16"/></text:p>
      <text:p text:style-name="P37"><text:span text:style-name="T16">int main(int argc, char **argv) {</text:span></text:p>
      <text:p text:style-name="P37"><text:span text:style-name="T16"><text:s text:c="4"/>int parent_to_child[2];</text:span></text:p>
      <text:p text:style-name="P37"><text:span text:style-name="T16"><text:s text:c="4"/>int child_to_parent[2];</text:span></text:p>
      <text:p text:style-name="P37"><text:span text:style-name="T16"><text:s text:c="4"/></text:span></text:p>
      <text:p text:style-name="P37"><text:span text:style-name="T16"><text:s text:c="4"/>if (pipe(parent_to_child) == -1 || pipe(child_to_parent) == -1) {</text:span></text:p>
      <text:p text:style-name="P37"><text:span text:style-name="T16"><text:s text:c="8"/>perror("pipe failed");</text:span></text:p>
      <text:p text:style-name="P37"><text:span text:style-name="T16"><text:s text:c="8"/>return 1;</text:span></text:p>
      <text:p text:style-name="P37"><text:span text:style-name="T16"><text:s text:c="4"/>}</text:span></text:p>
      <text:p text:style-name="P37"><text:span text:style-name="T16"/></text:p>
      <text:p text:style-name="P37"><text:span text:style-name="T16"><text:s text:c="4"/>const pid_t child = fork();</text:span></text:p>
      <text:p text:style-name="P37"><text:span text:style-name="T16"/></text:p>
      <text:p text:style-name="P37"><text:span text:style-name="T16"><text:s text:c="4"/>switch (child) {</text:span></text:p>
      <text:p text:style-name="P37"><text:span text:style-name="T16"><text:s text:c="4"/>case -1: {</text:span></text:p>
      <text:p text:style-name="P37"><text:span text:style-name="T16"><text:s text:c="8"/>perror("fork failed");</text:span></text:p>
      <text:p text:style-name="P37"><text:span text:style-name="T16"><text:s text:c="8"/>return 1;</text:span></text:p>
      <text:p text:style-name="P37"><text:span text:style-name="T16"><text:s text:c="4"/>} break;</text:span></text:p>
      <text:p text:style-name="P37"><text:span text:style-name="T16"/></text:p>
      <text:p text:style-name="P37"><text:span text:style-name="T16"><text:s text:c="4"/>case 0: {</text:span></text:p>
      <text:p text:style-name="P37"><text:span text:style-name="T16"><text:s text:c="8"/>close(parent_to_child[1]);</text:span></text:p>
      <text:p text:style-name="P37"><text:span text:style-name="T16"><text:s text:c="8"/>close(child_to_parent[0]);</text:span></text:p>
      <text:p text:style-name="P37"><text:span text:style-name="T16"><text:s text:c="8"/></text:span></text:p>
      <text:p text:style-name="P37"><text:span text:style-name="T16"><text:s text:c="8"/>dup2(parent_to_child[0], STDIN_FILENO);</text:span></text:p>
      <text:p text:style-name="P37"><text:span text:style-name="T16"><text:s text:c="8"/>close(parent_to_child[0]);</text:span></text:p>
      <text:p text:style-name="P37"><text:span text:style-name="T16"><text:s text:c="8"/></text:span></text:p>
      <text:p text:style-name="P37"><text:span text:style-name="T16"><text:s text:c="8"/>dup2(child_to_parent[1], STDOUT_FILENO);</text:span></text:p>
      <text:p text:style-name="P37"><text:span text:style-name="T16"><text:s text:c="8"/>close(child_to_parent[1]);</text:span></text:p>
      <text:p text:style-name="P37"><text:span text:style-name="T16"><text:s text:c="8"/></text:span></text:p>
      <text:p text:style-name="P37"><text:span text:style-name="T16"><text:s text:c="8"/>execl("./child", "child", NULL);</text:span></text:p>
      <text:p text:style-name="P37"><text:span text:style-name="T16"><text:s text:c="8"/>perror("exec failed");</text:span></text:p>
      <text:p text:style-name="P37"><text:span text:style-name="T16"><text:s text:c="8"/>return 1;</text:span></text:p>
      <text:p text:style-name="P37"><text:span text:style-name="T16"><text:s text:c="4"/>} break;</text:span></text:p>
      <text:p text:style-name="P37"><text:span text:style-name="T16"/></text:p>
      <text:p text:style-name="P37"><text:span text:style-name="T16"><text:s text:c="4"/>default: {</text:span></text:p>
      <text:p text:style-name="P37"><text:span text:style-name="T16"><text:s text:c="8"/>close(parent_to_child[0]);</text:span></text:p>
      <text:p text:style-name="P37"><text:span text:style-name="T16"><text:s text:c="8"/>close(child_to_parent[1]);</text:span></text:p>
      <text:p text:style-name="P37"><text:span text:style-name="T16"><text:s text:c="8"/></text:span></text:p>
      <text:p text:style-name="P37"><text:span text:style-name="T16"><text:s text:c="8"/>printf("Enter filename: ");</text:span></text:p>
      <text:p text:style-name="P37"><text:span text:style-name="T16"><text:s text:c="8"/>char filename[256];</text:span></text:p>
      <text:p text:style-name="P37"><text:span text:style-name="T16"><text:s text:c="8"/>if (fgets(filename, sizeof(filename), stdin) == NULL) {</text:span></text:p>
      <text:p text:style-name="P37"><text:span text:style-name="T16"><text:s text:c="12"/>printf("Error reading filename\n");</text:span></text:p>
      <text:p text:style-name="P37"><text:span text:style-name="T16"><text:s text:c="12"/>return 1;</text:span></text:p>
      <text:p text:style-name="P37"><text:span text:style-name="T16"><text:s text:c="8"/>}</text:span></text:p>
      <text:p text:style-name="P37"><text:span text:style-name="T16"><text:s text:c="8"/>filename[strcspn(filename, "\n")] = '\0';</text:span></text:p>
      <text:p text:style-name="P37"><text:span text:style-name="T16"/></text:p>
      <text:p text:style-name="P37"><text:span text:style-name="T16"><text:s text:c="8"/>write(parent_to_child[1], filename, strlen(filename));</text:span></text:p>
      <text:p text:style-name="P37"><text:span text:style-name="T16"><text:s text:c="8"/>write(parent_to_child[1], "\n", 1);</text:span></text:p>
      <text:p text:style-name="P37"><text:soft-page-break/><text:span text:style-name="T16"><text:s text:c="8"/></text:span></text:p>
      <text:p text:style-name="P37"><text:span text:style-name="T16"><text:s text:c="8"/>printf("Enter numbers separated by spaces (e.g., '12 3 4'):\n");</text:span></text:p>
      <text:p text:style-name="P37"><text:span text:style-name="T16"><text:s text:c="8"/>printf("Press Enter on empty line to exit\n");</text:span></text:p>
      <text:p text:style-name="P37"><text:span text:style-name="T16"><text:s text:c="8"/></text:span></text:p>
      <text:p text:style-name="P37"><text:span text:style-name="T16"><text:s text:c="8"/>char input[1024];</text:span></text:p>
      <text:p text:style-name="P37"><text:span text:style-name="T16"><text:s text:c="8"/>while (fgets(input, sizeof(input), stdin)) {</text:span></text:p>
      <text:p text:style-name="P37"><text:span text:style-name="T16"><text:s text:c="12"/>if (input[0] == '\n') {</text:span></text:p>
      <text:p text:style-name="P37"><text:span text:style-name="T16"><text:s text:c="16"/>break;</text:span></text:p>
      <text:p text:style-name="P37"><text:span text:style-name="T16"><text:s text:c="12"/>}</text:span></text:p>
      <text:p text:style-name="P37"><text:span text:style-name="T16"/></text:p>
      <text:p text:style-name="P37"><text:span text:style-name="T16"><text:s text:c="12"/>write(parent_to_child[1], input, strlen(input));</text:span></text:p>
      <text:p text:style-name="P37"><text:span text:style-name="T16"><text:s text:c="12"/></text:span></text:p>
      <text:p text:style-name="P37"><text:span text:style-name="T16"><text:s text:c="12"/>char response[100];</text:span></text:p>
      <text:p text:style-name="P37"><text:span text:style-name="T16"><text:s text:c="12"/>ssize_t bytes = read(child_to_parent[0], response, sizeof(response)-1);</text:span></text:p>
      <text:p text:style-name="P37"><text:span text:style-name="T16"><text:s text:c="12"/></text:span></text:p>
      <text:p text:style-name="P37"><text:span text:style-name="T16"><text:s text:c="12"/>if (bytes &gt; 0) {</text:span></text:p>
      <text:p text:style-name="P37"><text:span text:style-name="T16"><text:s text:c="16"/>response[bytes] = '\0';</text:span></text:p>
      <text:p text:style-name="P37"><text:span text:style-name="T16"><text:s text:c="16"/></text:span></text:p>
      <text:p text:style-name="P37"><text:span text:style-name="T16"><text:s text:c="16"/>if (strstr(response, "DIVISION_BY_ZERO") != NULL) {</text:span></text:p>
      <text:p text:style-name="P37"><text:span text:style-name="T16"><text:s text:c="20"/>printf("Error: Division by zero! Exiting...\n");</text:span></text:p>
      <text:p text:style-name="P37"><text:span text:style-name="T16"><text:s text:c="20"/>close(parent_to_child[1]);</text:span></text:p>
      <text:p text:style-name="P37"><text:span text:style-name="T16"><text:s text:c="20"/>close(child_to_parent[0]);</text:span></text:p>
      <text:p text:style-name="P37"><text:span text:style-name="T16"><text:s text:c="20"/>exit(EXIT_FAILURE);</text:span></text:p>
      <text:p text:style-name="P37"><text:span text:style-name="T16"><text:s text:c="16"/>}</text:span></text:p>
      <text:p text:style-name="P37"><text:span text:style-name="T16"><text:s text:c="16"/></text:span></text:p>
      <text:p text:style-name="P37"><text:span text:style-name="T16"><text:s text:c="16"/>printf("Result: %s", response);</text:span></text:p>
      <text:p text:style-name="P37"><text:span text:style-name="T16"><text:s text:c="12"/>}</text:span></text:p>
      <text:p text:style-name="P37"><text:span text:style-name="T16"><text:s text:c="8"/>}</text:span></text:p>
      <text:p text:style-name="P37"><text:span text:style-name="T16"/></text:p>
      <text:p text:style-name="P37"><text:span text:style-name="T16"><text:s text:c="8"/>close(parent_to_child[1]);</text:span></text:p>
      <text:p text:style-name="P37"><text:span text:style-name="T16"><text:s text:c="8"/>close(child_to_parent[0]);</text:span></text:p>
      <text:p text:style-name="P37"><text:span text:style-name="T16"><text:s text:c="8"/>wait(NULL);</text:span></text:p>
      <text:p text:style-name="P37"><text:span text:style-name="T16"><text:s text:c="8"/>printf("Program finished successfully.\n");</text:span></text:p>
      <text:p text:style-name="P37"><text:span text:style-name="T16"><text:s text:c="4"/>} break;</text:span></text:p>
      <text:p text:style-name="P37"><text:span text:style-name="T16"><text:s text:c="4"/>}</text:span></text:p>
      <text:p text:style-name="P37"><text:span text:style-name="T16"><text:s text:c="4"/></text:span></text:p>
      <text:p text:style-name="P37"><text:span text:style-name="T16"><text:s text:c="4"/>return 0;</text:span></text:p>
      <text:p text:style-name="P37"><text:span text:style-name="T16"/></text:p>
      <text:p text:style-name="P20"><text:span text:style-name="T23">child</text:span>.c</text:p>
      <text:p text:style-name="P37"><text:span text:style-name="T16">}#include &lt;stdint.h&gt;</text:span></text:p>
      <text:p text:style-name="P37"><text:span text:style-name="T16">#include &lt;stdlib.h&gt;</text:span></text:p>
      <text:p text:style-name="P37"><text:span text:style-name="T16">#include &lt;unistd.h&gt;</text:span></text:p>
      <text:p text:style-name="P37"><text:span text:style-name="T16">#include &lt;fcntl.h&gt;</text:span></text:p>
      <text:p text:style-name="P37"><text:span text:style-name="T16">#include &lt;stdio.h&gt;</text:span></text:p>
      <text:p text:style-name="P37"><text:span text:style-name="T16">#include &lt;string.h&gt;</text:span></text:p>
      <text:p text:style-name="P37"><text:span text:style-name="T16"/></text:p>
      <text:p text:style-name="P37"><text:span text:style-name="T16">int main(int argc, char **argv) {</text:span></text:p>
      <text:p text:style-name="P37"><text:soft-page-break/><text:span text:style-name="T16"><text:s text:c="4"/>char buf[4096];</text:span></text:p>
      <text:p text:style-name="P37"><text:span text:style-name="T16"><text:s text:c="4"/>ssize_t bytes;</text:span></text:p>
      <text:p text:style-name="P37"><text:span text:style-name="T16"/></text:p>
      <text:p text:style-name="P37"><text:span text:style-name="T16"><text:s text:c="4"/>char filename[256];</text:span></text:p>
      <text:p text:style-name="P37"><text:span text:style-name="T16"><text:s text:c="4"/>if (read(STDIN_FILENO, filename, sizeof(filename)-1) &lt;= 0) {</text:span></text:p>
      <text:p text:style-name="P37"><text:span text:style-name="T16"><text:s text:c="8"/>const char msg[] = "Error: failed to read filename\n";</text:span></text:p>
      <text:p text:style-name="P37"><text:span text:style-name="T16"><text:s text:c="8"/>write(STDERR_FILENO, msg, sizeof(msg));</text:span></text:p>
      <text:p text:style-name="P37"><text:span text:style-name="T16"><text:s text:c="8"/>exit(EXIT_FAILURE);</text:span></text:p>
      <text:p text:style-name="P37"><text:span text:style-name="T16"><text:s text:c="4"/>}</text:span></text:p>
      <text:p text:style-name="P37"><text:span text:style-name="T16"><text:s text:c="4"/>filename[strcspn(filename, "\n")] = '\0';</text:span></text:p>
      <text:p text:style-name="P37"><text:span text:style-name="T16"/></text:p>
      <text:p text:style-name="P37"><text:span text:style-name="T16"><text:s text:c="4"/>int file = open(filename, O_WRONLY | O_CREAT | O_TRUNC, 0600);</text:span></text:p>
      <text:p text:style-name="P37"><text:span text:style-name="T16"><text:s text:c="4"/>if (file == -1) {</text:span></text:p>
      <text:p text:style-name="P37"><text:span text:style-name="T16"><text:s text:c="8"/>const char msg[] = "Error: failed to open file\n";</text:span></text:p>
      <text:p text:style-name="P37"><text:span text:style-name="T16"><text:s text:c="8"/>write(STDERR_FILENO, msg, sizeof(msg));</text:span></text:p>
      <text:p text:style-name="P37"><text:span text:style-name="T16"><text:s text:c="8"/>exit(EXIT_FAILURE);</text:span></text:p>
      <text:p text:style-name="P37"><text:span text:style-name="T16"><text:s text:c="4"/>}</text:span></text:p>
      <text:p text:style-name="P37"><text:span text:style-name="T16"/></text:p>
      <text:p text:style-name="P37"><text:span text:style-name="T16"><text:s text:c="4"/>while ((bytes = read(STDIN_FILENO, buf, sizeof(buf)-1)) &gt; 0) {</text:span></text:p>
      <text:p text:style-name="P37"><text:span text:style-name="T16"><text:s text:c="8"/>buf[bytes] = '\0';</text:span></text:p>
      <text:p text:style-name="P37"><text:span text:style-name="T16"/></text:p>
      <text:p text:style-name="P37"><text:span text:style-name="T16"><text:s text:c="8"/>int numbers[100];</text:span></text:p>
      <text:p text:style-name="P37"><text:span text:style-name="T16"><text:s text:c="8"/>int count = 0;</text:span></text:p>
      <text:p text:style-name="P37"><text:span text:style-name="T16"><text:s text:c="8"/>char *token = strtok(buf, " \t\n");</text:span></text:p>
      <text:p text:style-name="P37"><text:span text:style-name="T16"><text:s text:c="8"/></text:span></text:p>
      <text:p text:style-name="P37"><text:span text:style-name="T16"><text:s text:c="8"/>while (token != NULL &amp;&amp; count &lt; 100) {</text:span></text:p>
      <text:p text:style-name="P37"><text:span text:style-name="T16"><text:s text:c="12"/>numbers[count++] = atoi(token);</text:span></text:p>
      <text:p text:style-name="P37"><text:span text:style-name="T16"><text:s text:c="12"/>token = strtok(NULL, " \t\n");</text:span></text:p>
      <text:p text:style-name="P37"><text:span text:style-name="T16"><text:s text:c="8"/>}</text:span></text:p>
      <text:p text:style-name="P37"><text:span text:style-name="T16"/></text:p>
      <text:p text:style-name="P37"><text:span text:style-name="T16"><text:s text:c="8"/>if (count &lt; 2) {</text:span></text:p>
      <text:p text:style-name="P37"><text:span text:style-name="T16"><text:s text:c="12"/>const char error_msg[] = "Error: need at least 2 numbers\n";</text:span></text:p>
      <text:p text:style-name="P37"><text:span text:style-name="T16"><text:s text:c="12"/>write(STDOUT_FILENO, error_msg, strlen(error_msg));</text:span></text:p>
      <text:p text:style-name="P37"><text:span text:style-name="T16"><text:s text:c="12"/>write(file, error_msg, strlen(error_msg));</text:span></text:p>
      <text:p text:style-name="P37"><text:span text:style-name="T16"><text:s text:c="12"/>continue;</text:span></text:p>
      <text:p text:style-name="P37"><text:span text:style-name="T16"><text:s text:c="8"/>}</text:span></text:p>
      <text:p text:style-name="P37"><text:span text:style-name="T16"/></text:p>
      <text:p text:style-name="P37"><text:span text:style-name="T16"><text:s text:c="8"/>int division_by_zero = 0;</text:span></text:p>
      <text:p text:style-name="P37"><text:span text:style-name="T16"><text:s text:c="8"/>for (int i = 1; i &lt; count; i++) {</text:span></text:p>
      <text:p text:style-name="P37"><text:span text:style-name="T16"><text:s text:c="12"/>if (numbers[i] == 0) {</text:span></text:p>
      <text:p text:style-name="P37"><text:span text:style-name="T16"><text:s text:c="16"/>division_by_zero = 1;</text:span></text:p>
      <text:p text:style-name="P37"><text:span text:style-name="T16"><text:s text:c="16"/>break;</text:span></text:p>
      <text:p text:style-name="P37"><text:span text:style-name="T16"><text:s text:c="12"/>}</text:span></text:p>
      <text:p text:style-name="P37"><text:span text:style-name="T16"><text:s text:c="8"/>}</text:span></text:p>
      <text:p text:style-name="P37"><text:span text:style-name="T16"><text:s text:c="8"/></text:span></text:p>
      <text:p text:style-name="P37"><text:span text:style-name="T16"><text:s text:c="8"/>if (division_by_zero) {</text:span></text:p>
      <text:p text:style-name="P37"><text:span text:style-name="T16"><text:s text:c="12"/>const char error[] = "Error: division by zero\n";</text:span></text:p>
      <text:p text:style-name="P37"><text:span text:style-name="T16"><text:s text:c="12"/>write(file, error, strlen(error));</text:span></text:p>
      <text:p text:style-name="P37"><text:span text:style-name="T16"/></text:p>
      <text:p text:style-name="P37"><text:soft-page-break/><text:span text:style-name="T16"><text:s text:c="12"/>const char signal[] = "DIVISION_BY_ZERO\n";</text:span></text:p>
      <text:p text:style-name="P37"><text:span text:style-name="T16"><text:s text:c="12"/>write(STDOUT_FILENO, signal, strlen(signal));</text:span></text:p>
      <text:p text:style-name="P37"><text:span text:style-name="T16"><text:s text:c="12"/></text:span></text:p>
      <text:p text:style-name="P37"><text:span text:style-name="T16"><text:s text:c="12"/>close(file);</text:span></text:p>
      <text:p text:style-name="P37"><text:span text:style-name="T16"><text:s text:c="12"/>exit(EXIT_FAILURE);</text:span></text:p>
      <text:p text:style-name="P37"><text:span text:style-name="T16"><text:s text:c="8"/>}</text:span></text:p>
      <text:p text:style-name="P37"><text:span text:style-name="T16"/></text:p>
      <text:p text:style-name="P37"><text:span text:style-name="T16"><text:s text:c="8"/>float result = (float)numbers[0];</text:span></text:p>
      <text:p text:style-name="P37"><text:span text:style-name="T16"><text:s text:c="8"/>for (int i = 1; i &lt; count; i++) {</text:span></text:p>
      <text:p text:style-name="P37"><text:span text:style-name="T16"><text:s text:c="12"/>result /= numbers[i];</text:span></text:p>
      <text:p text:style-name="P37"><text:span text:style-name="T16"><text:s text:c="8"/>}</text:span></text:p>
      <text:p text:style-name="P37"><text:span text:style-name="T16"/></text:p>
      <text:p text:style-name="P37"><text:span text:style-name="T16"><text:s text:c="8"/>dprintf(file, "%d", numbers[0]);</text:span></text:p>
      <text:p text:style-name="P37"><text:span text:style-name="T16"><text:s text:c="8"/>for (int i = 1; i &lt; count; i++) {</text:span></text:p>
      <text:p text:style-name="P37"><text:span text:style-name="T16"><text:s text:c="12"/>dprintf(file, " / %d", numbers[i]);</text:span></text:p>
      <text:p text:style-name="P37"><text:span text:style-name="T16"><text:s text:c="8"/>}</text:span></text:p>
      <text:p text:style-name="P37"><text:span text:style-name="T16"><text:s text:c="8"/>dprintf(file, " = %.2f\n", result);</text:span></text:p>
      <text:p text:style-name="P37"><text:span text:style-name="T16"/></text:p>
      <text:p text:style-name="P37"><text:span text:style-name="T16"><text:s text:c="8"/>char response[50];</text:span></text:p>
      <text:p text:style-name="P37"><text:span text:style-name="T16"><text:s text:c="8"/>snprintf(response, sizeof(response), "%.2f\n", result);</text:span></text:p>
      <text:p text:style-name="P37"><text:span text:style-name="T16"><text:s text:c="8"/>write(STDOUT_FILENO, response, strlen(response));</text:span></text:p>
      <text:p text:style-name="P37"><text:span text:style-name="T16"><text:s text:c="4"/>}</text:span></text:p>
      <text:p text:style-name="P37"><text:span text:style-name="T16"><text:s text:c="4"/></text:span></text:p>
      <text:p text:style-name="P37"><text:span text:style-name="T16"><text:s text:c="4"/>close(file);</text:span></text:p>
      <text:p text:style-name="P37"><text:span text:style-name="T16"><text:s text:c="4"/>return 0;</text:span></text:p>
      <text:p text:style-name="P37"><text:span text:style-name="T16">}</text:span></text:p>
      <text:p text:style-name="P27">Протокол работы программы</text:p>
      <text:p text:style-name="P34"><text:span text:style-name="T14">crane@Assus:~/op$ ./parent</text:span></text:p>
      <text:p text:style-name="P34"><text:span text:style-name="T14">Enter filename: results.txt</text:span></text:p>
      <text:p text:style-name="P34"><text:span text:style-name="T14">Enter numbers separated by spaces (e.g., '12 3 4'):</text:span></text:p>
      <text:p text:style-name="P34"><text:span text:style-name="T14">Press Enter on empty line to exit</text:span></text:p>
      <text:p text:style-name="P34"><text:span text:style-name="T14">12 3 4</text:span></text:p>
      <text:p text:style-name="P34"><text:span text:style-name="T14">Result: 1.00</text:span></text:p>
      <text:p text:style-name="P34"><text:span text:style-name="T14">10 4 2</text:span></text:p>
      <text:p text:style-name="P34"><text:span text:style-name="T14">Result: 1.25</text:span></text:p>
      <text:p text:style-name="P34"><text:span text:style-name="T14">10 0 5</text:span></text:p>
      <text:p text:style-name="P34"><text:span text:style-name="T14">Error: Division by zero! Exiting...</text:span></text:p>
      <text:p text:style-name="P34"><text:span text:style-name="T14">crane@Assus:~/op$ ./parent</text:span></text:p>
      <text:p text:style-name="P34"><text:span text:style-name="T14">Enter filename: results.txt</text:span></text:p>
      <text:p text:style-name="P34"><text:span text:style-name="T14">Enter numbers separated by spaces (e.g., '12 3 4'):</text:span></text:p>
      <text:p text:style-name="P34"><text:span text:style-name="T14">Press Enter on empty line to exit</text:span></text:p>
      <text:p text:style-name="P34"><text:soft-page-break/><text:span text:style-name="T14">1000000 1000 10</text:span></text:p>
      <text:p text:style-name="P34"><text:span text:style-name="T14">Result: 100.00</text:span></text:p>
      <text:p text:style-name="P34"><text:span text:style-name="T14">100 -5 2</text:span></text:p>
      <text:p text:style-name="P34"><text:span text:style-name="T14">Result: -10.00</text:span></text:p>
      <text:p text:style-name="P34"><text:span text:style-name="T14">5</text:span></text:p>
      <text:p text:style-name="P34"><text:span text:style-name="T14">Result: Error: need at least 2 numbers</text:span></text:p>
      <text:p text:style-name="P34"><text:span text:style-name="T14"/></text:p>
      <text:p text:style-name="P34"><text:span text:style-name="T14">Program finished successfully.</text:span></text:p>
      <text:p text:style-name="P34"><text:span text:style-name="T14">crane@Assus:~/op$ ./parent</text:span></text:p>
      <text:p text:style-name="P34"><text:span text:style-name="T14">Enter filename: invalid/result.txt</text:span></text:p>
      <text:p text:style-name="P34"><text:span text:style-name="T14">Enter numbers separated by spaces (e.g., '12 3 4'):</text:span></text:p>
      <text:p text:style-name="P34"><text:span text:style-name="T14">Press Enter on empty line to exit</text:span></text:p>
      <text:p text:style-name="P34"><text:span text:style-name="T14">Error: failed to open file</text:span></text:p>
      <text:p text:style-name="P34"><text:span text:style-name="T14"/></text:p>
      <text:p text:style-name="P1"><text:span text:style-name="T20">Program finished successfully.</text:span></text:p>
      <text:p text:style-name="P28"/>
      <text:p text:style-name="P33">crane@Assus:~/op$ strace -f ./parent</text:p>
      <text:p text:style-name="P33">execve("./parent", ["./parent"], 0x7ffefb2bc0b8 /* 77 vars */) = 0</text:p>
      <text:p text:style-name="P33">brk(NULL) <text:s text:c="30"/>= 0x5de06693f000</text:p>
      <text:p text:style-name="P33">mmap(NULL, 8192, PROT_READ|PROT_WRITE, MAP_PRIVATE|MAP_ANONYMOUS, -1, 0) = 0x7f2ddf3fd000</text:p>
      <text:p text:style-name="P33">access("/etc/ld.so.preload", R_OK) <text:s text:c="5"/>= -1 ENOENT (Нет такого файла или каталога)</text:p>
      <text:p text:style-name="P33">openat(AT_FDCWD, "/etc/ld.so.cache", O_RDONLY|O_CLOEXEC) = 3</text:p>
      <text:p text:style-name="P33">fstat(3, {st_mode=S_IFREG|0644, st_size=75563, ...}) = 0</text:p>
      <text:p text:style-name="P33">mmap(NULL, 75563, PROT_READ, MAP_PRIVATE, 3, 0) = 0x7f2ddf3ea000</text:p>
      <text:p text:style-name="P33">close(3) <text:s text:c="31"/>= 0</text:p>
      <text:p text:style-name="P33">openat(AT_FDCWD, "/lib/x86_64-linux-gnu/libc.so.6", O_RDONLY|O_CLOEXEC) = 3</text:p>
      <text:p text:style-name="P33">read(3, "\177ELF\2\1\1\3\0\0\0\0\0\0\0\0\3\0&gt;\0\1\0\0\0\220\243\2\0\0\0\0\0"..., 832) = 832</text:p>
      <text:p text:style-name="P33">pread64(3, "\6\0\0\0\4\0\0\0@\0\0\0\0\0\0\0@\0\0\0\0\0\0\0@\0\0\0\0\0\0\0"..., 784, 64) = 784</text:p>
      <text:p text:style-name="P33">fstat(3, {st_mode=S_IFREG|0755, st_size=2125328, ...}) = 0</text:p>
      <text:p text:style-name="P33">pread64(3, "\6\0\0\0\4\0\0\0@\0\0\0\0\0\0\0@\0\0\0\0\0\0\0@\0\0\0\0\0\0\0"..., 784, 64) = 784</text:p>
      <text:p text:style-name="P33">mmap(NULL, 2170256, PROT_READ, MAP_PRIVATE|MAP_DENYWRITE, 3, 0) = 0x7f2ddf000000</text:p>
      <text:p text:style-name="P33">mmap(0x7f2ddf028000, 1605632, PROT_READ|PROT_EXEC, MAP_PRIVATE|MAP_FIXED|MAP_DENYWRITE, 3, 0x28000) = 0x7f2ddf028000</text:p>
      <text:p text:style-name="P33">mmap(0x7f2ddf1b0000, 323584, PROT_READ, MAP_PRIVATE|MAP_FIXED|MAP_DENYWRITE, 3, 0x1b0000) = 0x7f2ddf1b0000</text:p>
      <text:p text:style-name="P33">mmap(0x7f2ddf1ff000, 24576, PROT_READ|PROT_WRITE, MAP_PRIVATE|MAP_FIXED|MAP_DENYWRITE, 3, 0x1fe000) = 0x7f2ddf1ff000</text:p>
      <text:p text:style-name="P33">mmap(0x7f2ddf205000, 52624, PROT_READ|PROT_WRITE, MAP_PRIVATE|MAP_FIXED|MAP_ANONYMOUS, -1, 0) = 0x7f2ddf205000</text:p>
      <text:p text:style-name="P33">close(3) <text:s text:c="31"/>= 0</text:p>
      <text:p text:style-name="P33"><text:soft-page-break/>mmap(NULL, 12288, PROT_READ|PROT_WRITE, MAP_PRIVATE|MAP_ANONYMOUS, -1, 0) = 0x7f2ddf3e7000</text:p>
      <text:p text:style-name="P33">arch_prctl(ARCH_SET_FS, 0x7f2ddf3e7740) = 0</text:p>
      <text:p text:style-name="P33">set_tid_address(0x7f2ddf3e7a10) <text:s text:c="8"/>= 43318</text:p>
      <text:p text:style-name="P33">set_robust_list(0x7f2ddf3e7a20, 24) <text:s text:c="4"/>= 0</text:p>
      <text:p text:style-name="P33">rseq(0x7f2ddf3e8060, 0x20, 0, 0x53053053) = 0</text:p>
      <text:p text:style-name="P33">mprotect(0x7f2ddf1ff000, 16384, PROT_READ) = 0</text:p>
      <text:p text:style-name="P33">mprotect(0x5de0344a5000, 4096, PROT_READ) = 0</text:p>
      <text:p text:style-name="P33">mprotect(0x7f2ddf435000, 8192, PROT_READ) = 0</text:p>
      <text:p text:style-name="P33">prlimit64(0, RLIMIT_STACK, NULL, {rlim_cur=8192*1024, rlim_max=RLIM64_INFINITY}) = 0</text:p>
      <text:p text:style-name="P33">munmap(0x7f2ddf3ea000, 75563) <text:s text:c="10"/>= 0</text:p>
      <text:p text:style-name="P28">pipe2([3, 4], 0) <text:s text:c="23"/>= 0</text:p>
      <text:p text:style-name="P28">pipe2([5, 6], 0) <text:s text:c="23"/>= 0</text:p>
      <text:p text:style-name="P33"><text:span text:style-name="T22">clone(child_stack=NULL, flags=CLONE_CHILD_CLEARTID|CLONE_CHILD_SETTID|SIGCHLDstrace: Process 43319 attached</text:span></text:p>
      <text:p text:style-name="P28">, child_tidptr=0x7f2ddf3e7a10) = 43319</text:p>
      <text:p text:style-name="P33">[pid 43319] set_robust_list(0x7f2ddf3e7a20, 24 &lt;unfinished ...&gt;</text:p>
      <text:p text:style-name="P33">[pid 43318] close(3 &lt;unfinished ...&gt;</text:p>
      <text:p text:style-name="P33">[pid 43319] &lt;... set_robust_list resumed&gt;) = 0</text:p>
      <text:p text:style-name="P33">[pid 43318] &lt;... close resumed&gt;) <text:s text:c="7"/>= 0</text:p>
      <text:p text:style-name="P28">[pid 43318] close(6 &lt;unfinished ...&gt;</text:p>
      <text:p text:style-name="P28">[pid 43319] close(4 &lt;unfinished ...&gt;</text:p>
      <text:p text:style-name="P33">[pid 43318] &lt;... close resumed&gt;) <text:s text:c="7"/>= 0</text:p>
      <text:p text:style-name="P33">[pid 43319] &lt;... close resumed&gt;) <text:s text:c="7"/>= 0</text:p>
      <text:p text:style-name="P33">[pid 43318] fstat(1, <text:s/>&lt;unfinished ...&gt;</text:p>
      <text:p text:style-name="P28">[pid 43319] close(5 &lt;unfinished ...&gt;</text:p>
      <text:p text:style-name="P33">[pid 43318] &lt;... fstat resumed&gt;{st_mode=S_IFCHR|0620, st_rdev=makedev(0x88, 0), ...}) = 0</text:p>
      <text:p text:style-name="P33">[pid 43319] &lt;... close resumed&gt;) <text:s text:c="7"/>= 0</text:p>
      <text:p text:style-name="P33">[pid 43318] getrandom( &lt;unfinished ...&gt;</text:p>
      <text:p text:style-name="P28">[pid 43319] dup2(3, 0 &lt;unfinished ...&gt;</text:p>
      <text:p text:style-name="P28">[<text:span text:style-name="T21">pid 43318] &lt;... getrandom resumed&gt;"\x82\x08\x26\xf9\x98\xf2\x96\x00", 8, GRND_NONBLOCK) = 8</text:span></text:p>
      <text:p text:style-name="P33">[pid 43319] &lt;... dup2 resumed&gt;) <text:s text:c="8"/>= 0</text:p>
      <text:p text:style-name="P33">[pid 43318] brk(NULL &lt;unfinished ...&gt;</text:p>
      <text:p text:style-name="P28">[pid 43319] close(3 &lt;unfinished ...&gt;</text:p>
      <text:p text:style-name="P33">[pid 43318] &lt;... brk resumed&gt;) <text:s text:c="9"/>= 0x5de06693f000</text:p>
      <text:p text:style-name="P33">[pid 43319] &lt;... close resumed&gt;) <text:s text:c="7"/>= 0</text:p>
      <text:p text:style-name="P33">[pid 43318] brk(0x5de066960000 &lt;unfinished ...&gt;</text:p>
      <text:p text:style-name="P28">[pid 43319] dup2(6, 1 &lt;unfinished ...&gt;</text:p>
      <text:p text:style-name="P33">[pid 43318] &lt;... brk resumed&gt;) <text:s text:c="9"/>= 0x5de066960000</text:p>
      <text:p text:style-name="P33">[pid 43319] &lt;... dup2 resumed&gt;) <text:s text:c="8"/>= 1</text:p>
      <text:p text:style-name="P33">[pid 43318] fstat(0, <text:s/>&lt;unfinished ...&gt;</text:p>
      <text:p text:style-name="P28">[pid 43319] close(6 &lt;unfinished ...&gt;</text:p>
      <text:p text:style-name="P33">[pid 43318] &lt;... fstat resumed&gt;{st_mode=S_IFCHR|0620, st_rdev=makedev(0x88, 0), ...}) = 0</text:p>
      <text:p text:style-name="P33">[pid 43319] &lt;... close resumed&gt;) <text:s text:c="7"/>= 0</text:p>
      <text:p text:style-name="P33">[pid 43318] write(1, "Enter filename: ", 16 &lt;unfinished ...&gt;</text:p>
      <text:p text:style-name="P33">[<text:span text:style-name="T22">pid 43319] execve("./child", ["child"], 0x7ffd4f2fead8 /* 77 vars */Enter filename: <text:s/>&lt;unfinished ...&gt;</text:span></text:p>
      <text:p text:style-name="P28"><text:soft-page-break/>[<text:span text:style-name="T21">pid 43318] &lt;... write resumed&gt;) <text:s text:c="7"/>= 16</text:span></text:p>
      <text:p text:style-name="P28"><text:span text:style-name="T21">[pid 43318] read(0, <text:s/>&lt;unfinished ...&gt;</text:span></text:p>
      <text:p text:style-name="P33">[pid 43319] &lt;... execve resumed&gt;) <text:s text:c="6"/>= 0</text:p>
      <text:p text:style-name="P33">[pid 43319] brk(NULL) <text:s text:c="18"/>= 0x61877df34000</text:p>
      <text:p text:style-name="P33">[pid 43319] mmap(NULL, 8192, PROT_READ|PROT_WRITE, MAP_PRIVATE|MAP_ANONYMOUS, -1, 0) = 0x7eacf30c3000</text:p>
      <text:p text:style-name="P33">[pid 43319] access("/etc/ld.so.preload", R_OK) = -1 ENOENT (Нет такого файла или каталога)</text:p>
      <text:p text:style-name="P33">[pid 43319] openat(AT_FDCWD, "/etc/ld.so.cache", O_RDONLY|O_CLOEXEC) = 3</text:p>
      <text:p text:style-name="P33">[pid 43319] fstat(3, {st_mode=S_IFREG|0644, st_size=75563, ...}) = 0</text:p>
      <text:p text:style-name="P33">[pid 43319] mmap(NULL, 75563, PROT_READ, MAP_PRIVATE, 3, 0) = 0x7eacf30b0000</text:p>
      <text:p text:style-name="P33">[pid 43319] close(3) <text:s text:c="19"/>= 0</text:p>
      <text:p text:style-name="P33">[pid 43319] openat(AT_FDCWD, "/lib/x86_64-linux-gnu/libc.so.6", O_RDONLY|O_CLOEXEC) = 3</text:p>
      <text:p text:style-name="P33">[pid 43319] read(3, "\177ELF\2\1\1\3\0\0\0\0\0\0\0\0\3\0&gt;\0\1\0\0\0\220\243\2\0\0\0\0\0"..., 832) = 832</text:p>
      <text:p text:style-name="P33">[pid 43319] pread64(3, "\6\0\0\0\4\0\0\0@\0\0\0\0\0\0\0@\0\0\0\0\0\0\0@\0\0\0\0\0\0\0"..., 784, 64) = 784</text:p>
      <text:p text:style-name="P33">[pid 43319] fstat(3, {st_mode=S_IFREG|0755, st_size=2125328, ...}) = 0</text:p>
      <text:p text:style-name="P33">[pid 43319] pread64(3, "\6\0\0\0\4\0\0\0@\0\0\0\0\0\0\0@\0\0\0\0\0\0\0@\0\0\0\0\0\0\0"..., 784, 64) = 784</text:p>
      <text:p text:style-name="P33">[pid 43319] mmap(NULL, 2170256, PROT_READ, MAP_PRIVATE|MAP_DENYWRITE, 3, 0) = 0x7eacf2e00000</text:p>
      <text:p text:style-name="P33">[pid 43319] mmap(0x7eacf2e28000, 1605632, PROT_READ|PROT_EXEC, MAP_PRIVATE|MAP_FIXED|MAP_DENYWRITE, 3, 0x28000) = 0x7eacf2e28000</text:p>
      <text:p text:style-name="P33">[pid 43319] mmap(0x7eacf2fb0000, 323584, PROT_READ, MAP_PRIVATE|MAP_FIXED|MAP_DENYWRITE, 3, 0x1b0000) = 0x7eacf2fb0000</text:p>
      <text:p text:style-name="P33">[pid 43319] mmap(0x7eacf2fff000, 24576, PROT_READ|PROT_WRITE, MAP_PRIVATE|MAP_FIXED|MAP_DENYWRITE, 3, 0x1fe000) = 0x7eacf2fff000</text:p>
      <text:p text:style-name="P33">[pid 43319] mmap(0x7eacf3005000, 52624, PROT_READ|PROT_WRITE, MAP_PRIVATE|MAP_FIXED|MAP_ANONYMOUS, -1, 0) = 0x7eacf3005000</text:p>
      <text:p text:style-name="P33">[pid 43319] close(3) <text:s text:c="19"/>= 0</text:p>
      <text:p text:style-name="P33">[pid 43319] mmap(NULL, 12288, PROT_READ|PROT_WRITE, MAP_PRIVATE|MAP_ANONYMOUS, -1, 0) = 0x7eacf30ad000</text:p>
      <text:p text:style-name="P33">[pid 43319] arch_prctl(ARCH_SET_FS, 0x7eacf30ad740) = 0</text:p>
      <text:p text:style-name="P33">[pid 43319] set_tid_address(0x7eacf30ada10) = 43319</text:p>
      <text:p text:style-name="P33">[pid 43319] set_robust_list(0x7eacf30ada20, 24) = 0</text:p>
      <text:p text:style-name="P33">[pid 43319] rseq(0x7eacf30ae060, 0x20, 0, 0x53053053) = 0</text:p>
      <text:p text:style-name="P33">[pid 43319] mprotect(0x7eacf2fff000, 16384, PROT_READ) = 0</text:p>
      <text:p text:style-name="P33">[pid 43319] mprotect(0x61873f4bb000, 4096, PROT_READ) = 0</text:p>
      <text:p text:style-name="P33">[pid 43319] mprotect(0x7eacf30fb000, 8192, PROT_READ) = 0</text:p>
      <text:p text:style-name="P33">[pid 43319] prlimit64(0, RLIMIT_STACK, NULL, {rlim_cur=8192*1024, rlim_max=RLIM64_INFINITY}) = 0</text:p>
      <text:p text:style-name="P33">[pid 43319] munmap(0x7eacf30b0000, 75563) = 0</text:p>
      <text:p text:style-name="P33">[pid 43319] read(0, results.txt</text:p>
      <text:p text:style-name="P33"><text:s/>&lt;unfinished ...&gt;</text:p>
      <text:p text:style-name="P33">[pid 43318] &lt;... read resumed&gt;"results.txt\n", 1024) = 12</text:p>
      <text:p text:style-name="P28">[pid 43318] write(4, "results.txt\n", 12) = 12</text:p>
      <text:p text:style-name="P33">[pid 43319] &lt;... read resumed&gt;"results.txt\n", 255) = 12</text:p>
      <text:p text:style-name="P33">[pid 43318] write(1, "Enter numbers separated by space"..., 52Enter numbers separated by spaces (e.g., '12 3 4'):</text:p>
      <text:p text:style-name="P33">) = 52</text:p>
      <text:p text:style-name="P33">[pid 43318] write(1, "Press Enter on empty line to exi"..., 34 &lt;unfinished ...&gt;</text:p>
      <text:p text:style-name="P33">Press Enter on empty line to exit</text:p>
      <text:p text:style-name="P33"><text:soft-page-break/>[pid 43319] openat(AT_FDCWD, "results.txt", O_WRONLY|O_CREAT|O_TRUNC, 0600 &lt;unfinished ...&gt;</text:p>
      <text:p text:style-name="P33">[pid 43318] &lt;... write resumed&gt;) <text:s text:c="7"/>= 34</text:p>
      <text:p text:style-name="P33">[pid 43318] read(0, <text:s/>&lt;unfinished ...&gt;</text:p>
      <text:p text:style-name="P33">[pid 43319] &lt;... openat resumed&gt;) <text:s text:c="6"/>= 3</text:p>
      <text:p text:style-name="P33">[pid 43319] read(0, 12 3 4</text:p>
      <text:p text:style-name="P33"><text:s/>&lt;unfinished ...&gt;</text:p>
      <text:p text:style-name="P33">[pid 43318] &lt;... read resumed&gt;"12 3 4\n", 1024) = 7</text:p>
      <text:p text:style-name="P28">[pid 43318] write(4, "12 3 4\n", 7) <text:s text:c="4"/>= 7</text:p>
      <text:p text:style-name="P33">[pid 43319] &lt;... read resumed&gt;"12 3 4\n", 1023) = 7</text:p>
      <text:p text:style-name="P28">[pid 43318] read(5, <text:s/>&lt;unfinished ...&gt;</text:p>
      <text:p text:style-name="P33">[pid 43319] write(3, "12", 2) <text:s text:c="10"/>= 2</text:p>
      <text:p text:style-name="P33">[pid 43319] write(3, " / 3", 4) <text:s text:c="8"/>= 4</text:p>
      <text:p text:style-name="P33">[pid 43319] write(3, " / 4", 4) <text:s text:c="8"/>= 4</text:p>
      <text:p text:style-name="P33">[pid 43319] write(3, " = 1.00\n", 8) <text:s text:c="3"/>= 8</text:p>
      <text:p text:style-name="P28">[pid 43319] write(1, "1.00\n", 5 &lt;unfinished ...&gt;</text:p>
      <text:p text:style-name="P28">[pid 43318] &lt;... read resumed&gt;"1.00\n", 99) = 5</text:p>
      <text:p text:style-name="P33">[pid 43319] &lt;... write resumed&gt;) <text:s text:c="7"/>= 5</text:p>
      <text:p text:style-name="P33">[pid 43318] write(1, "Result: 1.00\n", 13 &lt;unfinished ...&gt;</text:p>
      <text:p text:style-name="P33">Result: 1.00</text:p>
      <text:p text:style-name="P33">[pid 43319] read(0, <text:s/>&lt;unfinished ...&gt;</text:p>
      <text:p text:style-name="P33">[pid 43318] &lt;... write resumed&gt;) <text:s text:c="7"/>= 13</text:p>
      <text:p text:style-name="P33">[pid 43318] read(0, </text:p>
      <text:p text:style-name="P33">"\n", 1024) <text:s text:c="8"/>= 1</text:p>
      <text:p text:style-name="P33">[p<text:span text:style-name="T22">id 43318] close(4) <text:s text:c="19"/>= 0</text:span></text:p>
      <text:p text:style-name="P33">[pid 43319] &lt;... read resumed&gt;"", 1023) = 0</text:p>
      <text:p text:style-name="P28">[pid 43319] close(3 &lt;unfinished ...&gt;</text:p>
      <text:p text:style-name="P28">[pid 43318] close(5) <text:s text:c="19"/>= 0</text:p>
      <text:p text:style-name="P33">[pid 43318] wait4(-1, <text:s/>&lt;unfinished ...&gt;</text:p>
      <text:p text:style-name="P33">[pid 43319] &lt;... close resumed&gt;) <text:s text:c="7"/>= 0</text:p>
      <text:p text:style-name="P33">[pid 43319] exit_group(0) <text:s text:c="14"/>= ?</text:p>
      <text:p text:style-name="P33">[pid 43319] +++ exited with 0 +++</text:p>
      <text:p text:style-name="P33">&lt;... wait4 resumed&gt;NULL, 0, NULL) <text:s text:c="6"/>= 43319</text:p>
      <text:p text:style-name="P33">--- SIGCHLD {si_signo=SIGCHLD, si_code=CLD_EXITED, si_pid=43319, si_uid=1000, si_status=0, si_utime=0, si_stime=0} ---</text:p>
      <text:p text:style-name="P33">write(1, "Program finished successfully.\n", 31Program finished successfully.</text:p>
      <text:p text:style-name="P33">) = 31</text:p>
      <text:p text:style-name="P33">exit_group(0) <text:s text:c="26"/>= ?</text:p>
      <text:p text:style-name="P33">+++ exited with 0 +++</text:p>
      <text:p text:style-name="P23"/>
      <text:p text:style-name="P6"><text:span text:style-name="T3">Вывод</text:span></text:p>
      <text:p text:style-name="P31">В данной лабораторной работе были использованы системные вызовы операционной системы Linux для организации межпроцессного взаимодействия. Реализована архитектура с разделением на родительский и дочерний процессы, общающиеся через два неименованных канала (pipe). Родительский процесс отвечает за взаимодействие с пользователем и управление данными, а дочерний процесс выполняет математические вычисления - проверку входных данных <text:soft-page-break/>на корректность, обнаружение деления на ноль и вычисление результата последовательного деления чисел с записью операций в файл.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5-10-12T20:52:57.756476208</dc:date>
    <meta:editing-duration>PT8M53S</meta:editing-duration>
    <meta:editing-cycles>2</meta:editing-cycles>
    <meta:document-statistic meta:table-count="0" meta:image-count="0" meta:object-count="0" meta:page-count="11" meta:paragraph-count="357" meta:word-count="1924" meta:character-count="16817" meta:non-whitespace-character-count="13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